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5/2019<text:bookmark-end text:name="Text14"/></text:p>
            <text:p text:style-name="Normální">KVOP-37215/2019<text:bookmark-end text:name="Text2"/></text:p>
            <text:p text:style-name="Normální"><text:bookmark-start text:name="Text6"/>14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P. B.</text:p>
            <text:p text:style-name="Normální">nar</text:p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B.,</text:p>
      <text:p text:style-name="Základnítext">dne 13. 8. 2019 byla do Kanceláře veřejného ochránce práv doručena Vaše žádost podle<text:s/>zákona<text:s/>č. 106/1999 Sb.,<text:s/>o svobodném přístupu<text:s/>k informacím,<text:s/>ve znění pozdějších předpisů, kterou žádáte<text:s/>o zaslání<text:s/>nového sborníku stanovisek veřejného ochránce práv – vězeňství II.</text:p>
      <text:p text:style-name="Základnítext">Ve smyslu zákona<text:s/>o svobodném přístupu<text:s/>k informacím<text:s/>Vám<text:s/><text:span text:style-name="Silné">informaci poskytuji</text:span><text:s/>a v příloze<text:s/>zasílám Sborník stanovisek veřejného ochránce práv – vězeňství<text:s/>II z roku<text:s/>2019.</text:p>
      <text:p text:style-name="Základnítext">S pozdravem</text:p>
      <text:p text:style-name="P18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h text:style-name="Nadpis1" text:outline-level="1">Příloha</text:h>
      <text:p text:style-name="P19"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Q1W5*</text:span>*KVOPX009Q1W5*</text:p>
        <text:p text:style-name="P12"><text:span text:style-name="T13">KVOPX009Q1W5</text:span>KVOPX009Q1W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3T11:50:00Z</meta:creation-date>
    <dc:date>2019-09-03T11:5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0" meta:character-count="830" meta:row-count="5" meta:non-whitespace-character-count="711"/>
  </office:meta>
</office:document-meta>
</file>